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b3b" officeooo:paragraph-rsid="001dfb3b"/>
    </style:style>
    <style:style style:name="P2" style:family="paragraph" style:parent-style-name="Standard">
      <style:text-properties officeooo:paragraph-rsid="001dfb3b"/>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1dfb3b" style:font-weight-asian="bold" style:font-weight-complex="bold"/>
    </style:style>
    <style:style style:name="P5" style:family="paragraph" style:parent-style-name="Standard">
      <style:text-properties fo:font-weight="bold" officeooo:paragraph-rsid="001c5b85" style:font-weight-asian="bold" style:font-weight-complex="bold"/>
    </style:style>
    <style:style style:name="P6" style:family="paragraph" style:parent-style-name="Standard">
      <style:text-properties fo:font-weight="normal" officeooo:rsid="001e2147" officeooo:paragraph-rsid="001e2147" style:font-weight-asian="normal" style:font-weight-complex="normal"/>
    </style:style>
    <style:style style:name="P7" style:family="paragraph" style:parent-style-name="Standard">
      <style:text-properties fo:font-weight="normal" officeooo:paragraph-rsid="001c5b85"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227a93" officeooo:paragraph-rsid="00227a93" style:font-weight-asian="bold" style:font-weight-complex="bold"/>
    </style:style>
    <style:style style:name="P10" style:family="paragraph" style:parent-style-name="Standard">
      <style:text-properties fo:font-weight="normal" officeooo:paragraph-rsid="001c5b85" style:font-weight-asian="normal" style:font-weight-complex="normal"/>
    </style:style>
    <style:style style:name="T1" style:family="text">
      <style:text-properties officeooo:rsid="001dfb3b"/>
    </style:style>
    <style:style style:name="T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p</text:p>
      <text:p text:style-name="P3">What are websites?</text:p>
      <text:p text:style-name="P1">Websites are made of content like picture, graphics, music… All website include computer code written in a programming language called HTML</text:p>
      <text:p text:style-name="Standard"/>
      <text:p text:style-name="P3">Where are websites?</text:p>
      <text:p text:style-name="P1">Website files take up space, in webhosting server, these are how a computer but these are super powerful computer. They just have a lot of extra hard drive and processing</text:p>
      <text:p text:style-name="Standard"/>
      <text:p text:style-name="P4">How do websites get to you?</text:p>
      <text:p text:style-name="P1">When you look up a website you open up a browser tyoe in the website or domain name and press enter, well after that, computer goes online to find the server where that particular website is stored by using whats called the domain name system or DNS</text:p>
      <text:p text:style-name="P2"/>
      <text:p text:style-name="P2"/>
      <text:p text:style-name="P4">What is HTTP?</text:p>
      <text:p text:style-name="P6">Is a programming language what all <text:s/><text:span text:style-name="T1">All website include computer code. </text:span>All browser is designed to use this code to stick all those files together into a website, you can see on your screen</text:p>
      <text:p text:style-name="P4"/>
      <text:p text:style-name="P3">How the browser works?</text:p>
      <text:p text:style-name="P6">All browser is designed to use HTML to stick all those files together into a website, you can see on your screen.</text:p>
      <text:p text:style-name="Standard"/>
      <text:p text:style-name="Standard">Busca el significado de las siguientes palabras y trata de memorizarlas:</text:p>
      <text:p text:style-name="P5">Website <text:s text:c="2"/><text:span text:style-name="T2">a set of related web pages located under a single domain name.</text:span></text:p>
      <text:p text:style-name="P7"/>
      <text:p text:style-name="P5">Programming Language <text:s/><text:span text:style-name="T2">is a formal language comprising a set of instructions that produce various kinds of output. Programming languages are used in computer programming to implement algorithms.</text:span></text:p>
      <text:p text:style-name="P7"/>
      <text:p text:style-name="P5">Code <text:s text:c="2"/><text:span text:style-name="T2">the symbolic arrangement of data or instructions in a computer program or the set of such instructions.</text:span></text:p>
      <text:p text:style-name="P7"/>
      <text:p text:style-name="P5">Browser <text:span text:style-name="T2">a computer program with a graphical user interface for displaying HTML files, used to navigate the World Wide Web.</text:span></text:p>
      <text:p text:style-name="P5"/>
      <text:p text:style-name="P5">Domain Name <text:s/><text:span text:style-name="T2"><text:s/>is the address where Internet users can access your website.</text:span></text:p>
      <text:p text:style-name="P7"/>
      <text:p text:style-name="P5">Variable <text:s/><text:span text:style-name="T2">is a value that can change, depending on conditions or on information passed to the program.</text:span></text:p>
      <text:p text:style-name="P7"/>
      <text:p text:style-name="P5">Data Type <text:s/><text:span text:style-name="T2">is an attribute of data which tells the compiler or interpreter how the programmer intends to use the data.</text:span></text:p>
      <text:p text:style-name="P5"/>
      <text:p text:style-name="P5">Instructions <text:span text:style-name="T2"><text:s/>is an order given to a computer processor by a computer program</text:span></text:p>
      <text:p text:style-name="P7"/>
      <text:p text:style-name="P5">Statement <text:span text:style-name="T2">is a syntactic unit of an imperative programming language that expresses some action to be carried out. </text:span></text:p>
      <text:p text:style-name="P7"/>
      <text:p text:style-name="P5">Renderer <text:span text:style-name="T2">the act of drawing the modelled objects on screen.</text:span></text:p>
      <text:p text:style-name="P7"/>
      <text:p text:style-name="P5"><text:soft-page-break/>Interpreter <text:span text:style-name="T2"><text:s/>is a computer program that directly executes instructions written in a programming or scripting language, without requiring them previously to have been compiled into a machine language program.</text:span></text:p>
      <text:p text:style-name="P7">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11:30:55.247000000</meta:creation-date>
    <dc:date>2020-10-26T09:55:16.753000000</dc:date>
    <meta:editing-duration>PT7M31S</meta:editing-duration>
    <meta:editing-cycles>4</meta:editing-cycles>
    <meta:generator>LibreOffice/6.2.7.1$Windows_X86_64 LibreOffice_project/23edc44b61b830b7d749943e020e96f5a7df63bf</meta:generator>
    <meta:document-statistic meta:table-count="0" meta:image-count="0" meta:object-count="0" meta:page-count="2" meta:paragraph-count="24" meta:word-count="384" meta:character-count="2285" meta:non-whitespace-character-count="1912"/>
  </office:meta>
</office:document-meta>
</file>